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31.206cm" svg:y="7.27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frame draw:style-name="gr1" draw:text-style-name="P1" draw:layer="layout" svg:width="9.144cm" svg:height="6.401cm" svg:x="54.931cm" svg:y="6.341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frame draw:style-name="gr1" draw:text-style-name="P1" draw:layer="layout" svg:width="10.668cm" svg:height="7.468cm" svg:x="19.05cm" svg:y="5.285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frame draw:style-name="gr1" draw:text-style-name="P1" draw:layer="layout" svg:width="12.192cm" svg:height="8.534cm" svg:x="5.8cm" svg:y="4.241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frame draw:style-name="gr1" draw:text-style-name="P1" draw:layer="layout" svg:width="13.716cm" svg:height="9.601cm" svg:x="40.147cm" svg:y="3.312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9.272cm" svg:y="6.93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13cm" svg:height="2.129cm" svg:x="21.864cm" svg:y="7.393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13cm" svg:height="2.129cm" svg:x="32.835cm" svg:y="8.404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13cm" svg:height="2.129cm" svg:x="44.194cm" svg:y="6.229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13cm" svg:height="2.129cm" svg:x="57.194cm" svg:y="7.983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1.97cm" svg:y="2.736cm">
          <draw:text-box>
            <text:p><text:span text:style-name="T1">2000</text:span></text:p>
          </draw:text-box>
        </draw:frame>
        <draw:frame draw:style-name="gr3" draw:text-style-name="P3" draw:layer="layout" svg:width="2.623cm" svg:height="1.673cm" svg:x="24.533cm" svg:y="3.612cm">
          <draw:text-box>
            <text:p><text:span text:style-name="T1">400</text:span></text:p>
          </draw:text-box>
        </draw:frame>
        <draw:frame draw:style-name="gr3" draw:text-style-name="P3" draw:layer="layout" svg:width="2.623cm" svg:height="1.673cm" svg:x="35.022cm" svg:y="5.727cm">
          <draw:text-box>
            <text:p><text:span text:style-name="T1">200</text:span></text:p>
          </draw:text-box>
        </draw:frame>
        <draw:frame draw:style-name="gr3" draw:text-style-name="P3" draw:layer="layout" svg:width="3.33cm" svg:height="1.673cm" svg:x="47.077cm" svg:y="1.852cm">
          <draw:text-box>
            <text:p><text:span text:style-name="T1">1000</text:span></text:p>
          </draw:text-box>
        </draw:frame>
        <draw:frame draw:style-name="gr3" draw:text-style-name="P3" draw:layer="layout" svg:width="3.33cm" svg:height="1.673cm" svg:x="59.432cm" svg:y="4.786cm">
          <draw:text-box>
            <text:p><text:span text:style-name="T1">3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09:37:54.303725037</dc:date>
    <dc:creator>elucterio </dc:creator>
    <meta:editing-duration>PT23M37S</meta:editing-duration>
    <meta:editing-cycles>7</meta:editing-cycles>
    <meta:generator>LibreOffice/4.2.8.2$Linux_X86_64 LibreOffice_project/420m0$Build-2</meta:generator>
    <meta:document-statistic meta:object-count="15"/>
  </office:meta>
</office:document-meta>
</file>